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opacity="100%" draw:textarea-horizontal-align="justify" draw:textarea-vertical-align="top" draw:auto-grow-height="false" fo:min-height="8.716cm" fo:min-width="14.36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color="#3465a4" draw:fill-color="#c9211e" draw:opacity="70%" draw:textarea-horizontal-align="justify" draw:textarea-vertical-align="middle" draw:auto-grow-height="false" fo:min-height="3.816cm" fo:min-width="3.566cm" fo:wrap-option="wrap"/>
      <style:paragraph-properties style:writing-mode="lr-tb"/>
    </style:style>
    <style:style style:name="gr3" style:family="graphic" style:parent-style-name="standard">
      <style:graphic-properties svg:stroke-color="#3465a4" draw:fill-color="#3465a4" draw:opacity="74%" draw:opacity-name="" draw:textarea-horizontal-align="justify" draw:textarea-vertical-align="middle" draw:auto-grow-height="false" fo:min-height="3.816cm" fo:min-width="3.566cm" fo:wrap-option="wrap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 draw:opacity="100%"/>
      <style:paragraph-properties fo:text-align="center" style:writing-mode="lr-tb"/>
    </style:style>
    <style:style style:name="P3" style:family="paragraph">
      <loext:graphic-properties draw:fill-color="#c9211e" draw:opacity="70%"/>
      <style:paragraph-properties fo:text-align="center" style:writing-mode="lr-tb"/>
    </style:style>
    <style:style style:name="P4" style:family="paragraph">
      <loext:graphic-properties draw:fill-color="#3465a4" draw:opacity="74%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4.9cm" svg:height="9cm" svg:x="3.25cm" svg:y="8.25cm">
          <text:p text:style-name="P1">Commits that currently contribute code to the projec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5cm" svg:height="5.75cm" svg:x="5.5cm" svg:y="10.5cm">
          <text:p text:style-name="P1">Commits that structurally interact with featu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5.75cm" svg:height="5.75cm" svg:x="10cm" svg:y="10.5cm">
          <text:p text:style-name="P1">Commits that interact with features through datafl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linear" draw:start="100%" draw:end="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30T13:35:16.351980810</meta:creation-date>
    <dc:date>2023-05-30T16:45:20.266724578</dc:date>
    <meta:editing-duration>PT3H9M51S</meta:editing-duration>
    <meta:editing-cycles>2</meta:editing-cycles>
    <meta:generator>LibreOffice/7.3.7.2$Linux_X86_64 LibreOffice_project/30$Build-2</meta:generator>
    <meta:document-statistic meta:object-count="3"/>
  </office:meta>
</office:document-meta>
</file>